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o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FactoryBean.afterProperties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BarCondition.matches( ConditionContext context , AnnotatedTypeMetadata meta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o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1202Tests.withImpo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11202Tests.withoutImpo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fig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lector.selectImports( AnnotationMetadata importingClass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